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245cm" fo:margin-left="-2.355cm" fo:margin-right="0.397cm" table:align="margins" style:writing-mode="lr-tb"/>
    </style:style>
    <style:style style:name="Tableau1.A" style:family="table-column">
      <style:table-column-properties style:column-width="2.223cm" style:rel-column-width="8965*"/>
    </style:style>
    <style:style style:name="Tableau1.B" style:family="table-column">
      <style:table-column-properties style:column-width="14.023cm" style:rel-column-width="56570*"/>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none" style:writing-mode="lr-tb"/>
    </style:style>
    <style:style style:name="Tableau1.A4"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P1" style:family="paragraph" style:parent-style-name="Standard">
      <style:text-properties style:font-name="Verdana" fo:font-size="10pt" style:font-size-asian="10pt"/>
    </style:style>
    <style:style style:name="P2" style:family="paragraph" style:parent-style-name="Standard">
      <style:text-properties fo:color="#ff6633" style:font-name="Verdana" fo:font-size="10pt" style:font-size-asian="10pt"/>
    </style:style>
    <style:style style:name="P3" style:family="paragraph" style:parent-style-name="Standard">
      <style:paragraph-properties fo:margin-left="-1.251cm" fo:margin-right="0cm" fo:text-indent="-3.688cm" style:auto-text-indent="false"/>
    </style:style>
    <style:style style:name="P4" style:family="paragraph" style:parent-style-name="Standard">
      <style:paragraph-properties fo:margin-left="-2.251cm" fo:margin-right="0cm" fo:text-indent="0cm" style:auto-text-indent="false"/>
    </style:style>
    <style:style style:name="P5" style:family="paragraph" style:parent-style-name="Standard">
      <style:paragraph-properties fo:margin-left="-2.251cm" fo:margin-right="0cm" fo:text-align="center" style:justify-single-word="false" fo:text-indent="0cm" style:auto-text-indent="false"/>
      <style:text-properties style:font-name="Verdana" fo:font-size="10pt" style:font-size-asian="10pt"/>
    </style:style>
    <style:style style:name="P6" style:family="paragraph" style:parent-style-name="Standard">
      <style:paragraph-properties fo:margin-left="-1.787cm" fo:margin-right="0cm" fo:text-align="center" style:justify-single-word="false" fo:text-indent="-0.714cm" style:auto-text-indent="false"/>
      <style:text-properties style:font-name="Verdana" fo:font-size="10pt" style:font-size-asian="10pt"/>
    </style:style>
    <style:style style:name="P7" style:family="paragraph" style:parent-style-name="Standard">
      <style:paragraph-properties fo:margin-left="-4.727cm" fo:margin-right="0cm" fo:text-indent="0cm" style:auto-text-indent="false"/>
      <style:text-properties style:font-name="Verdana" fo:font-size="10pt" style:font-size-asian="10pt"/>
    </style:style>
    <style:style style:name="P8" style:family="paragraph" style:parent-style-name="Standard">
      <style:paragraph-properties fo:margin-left="-4.939cm" fo:margin-right="0cm" fo:text-indent="0cm" style:auto-text-indent="false"/>
    </style:style>
    <style:style style:name="P9" style:family="paragraph" style:parent-style-name="Standard">
      <style:paragraph-properties fo:margin-left="-4.939cm" fo:margin-right="0cm" fo:text-align="center" style:justify-single-word="false" fo:text-indent="0cm" style:auto-text-indent="false"/>
    </style:style>
    <style:style style:name="P10" style:family="paragraph" style:parent-style-name="Standard">
      <style:paragraph-properties fo:margin-left="-4.939cm" fo:margin-right="0cm" fo:text-indent="0cm" style:auto-text-indent="false"/>
      <style:text-properties style:font-name="Verdana" fo:font-size="10pt" fo:font-weight="bold" style:font-size-asian="10pt" style:font-weight-asian="bold"/>
    </style:style>
    <style:style style:name="P11" style:family="paragraph" style:parent-style-name="Standard">
      <style:paragraph-properties fo:margin-left="-4.939cm" fo:margin-right="0cm" fo:text-align="center" style:justify-single-word="false" fo:text-indent="0cm" style:auto-text-indent="false"/>
      <style:text-properties style:font-name="Verdana" fo:font-size="10pt" fo:language="zxx" fo:country="none" fo:font-weight="bold" style:font-size-asian="10pt" style:language-asian="zxx" style:country-asian="none" style:font-weight-asian="bold"/>
    </style:style>
    <style:style style:name="P12" style:family="paragraph" style:parent-style-name="Standard">
      <style:paragraph-properties fo:margin-left="0cm" fo:margin-right="-0.191cm" style:line-height-at-least="0.494cm" fo:text-align="justify" style:justify-single-word="false" fo:text-indent="0cm" style:auto-text-indent="false" style:snap-to-layout-grid="false">
        <style:tab-stops>
          <style:tab-stop style:position="1.826cm"/>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6.002cm"/>
        </style:tab-stops>
      </style:paragraph-properties>
      <style:text-properties style:font-name="Verdana" fo:font-size="10pt" fo:font-weight="bold" style:font-size-asian="10pt" style:font-weight-asian="bold" style:font-weight-complex="bold"/>
    </style:style>
    <style:style style:name="P13" style:family="paragraph" style:parent-style-name="Standard">
      <style:paragraph-properties fo:margin-left="0cm" fo:margin-right="1.461cm" style:line-height-at-least="0.494cm" fo:text-align="justify" style:justify-single-word="false" fo:text-indent="0cm" style:auto-text-indent="false" style:snap-to-layout-grid="false">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6.002cm"/>
        </style:tab-stops>
      </style:paragraph-properties>
      <style:text-properties style:font-name="Verdana" fo:font-size="10pt" fo:font-weight="bold" style:font-size-asian="10pt" style:font-weight-asian="bold" style:font-weight-complex="bold"/>
    </style:style>
    <style:style style:name="P14" style:family="paragraph" style:parent-style-name="Standard">
      <style:paragraph-properties fo:margin-left="0cm" fo:margin-right="1.461cm" style:line-height-at-least="0.494cm" fo:text-align="justify" style:justify-single-word="false" fo:text-indent="0cm" style:auto-text-indent="false">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6.002cm"/>
        </style:tab-stops>
      </style:paragraph-properties>
      <style:text-properties style:font-name="Verdana" fo:font-size="10pt" fo:language="fr" fo:country="BE" style:font-size-asian="10pt"/>
    </style:style>
    <style:style style:name="P15" style:family="paragraph" style:parent-style-name="Standard">
      <style:paragraph-properties fo:margin-left="0cm" fo:margin-right="1.461cm" style:line-height-at-least="0.494cm" fo:text-align="justify" style:justify-single-word="false" fo:text-indent="0cm" style:auto-text-indent="false" style:snap-to-layout-grid="false">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6.002cm"/>
        </style:tab-stops>
      </style:paragraph-properties>
      <style:text-properties style:font-name="Verdana" fo:font-size="10pt" fo:language="fr" fo:country="BE" style:font-size-asian="10pt"/>
    </style:style>
    <style:style style:name="P16" style:family="paragraph" style:parent-style-name="Standard">
      <style:paragraph-properties fo:margin-left="-2.251cm" fo:margin-right="-0.25cm" fo:text-align="justify" style:justify-single-word="false" fo:text-indent="0cm" style:auto-text-indent="false"/>
    </style:style>
    <style:style style:name="P17" style:family="paragraph" style:parent-style-name="Standard">
      <style:paragraph-properties fo:margin-left="-2.251cm" fo:margin-right="-0.25cm" fo:text-indent="0cm" style:auto-text-indent="false"/>
      <style:text-properties style:font-name="Verdana" fo:font-size="10pt" fo:font-weight="bold" style:font-size-asian="10pt" style:font-weight-asian="bold"/>
    </style:style>
    <style:style style:name="P18" style:family="paragraph" style:parent-style-name="Standard">
      <style:paragraph-properties fo:margin-left="-2.251cm" fo:margin-right="-0.25cm" fo:text-align="justify" style:justify-single-word="false" fo:text-indent="0cm" style:auto-text-indent="false"/>
      <style:text-properties style:font-name="Verdana" fo:font-size="10pt" style:font-size-asian="10pt"/>
    </style:style>
    <style:style style:name="P19" style:family="paragraph" style:parent-style-name="Standard">
      <style:paragraph-properties fo:margin-left="-2.251cm" fo:margin-right="-0.25cm" fo:text-align="justify" style:justify-single-word="false" fo:text-indent="0cm" style:auto-text-indent="false"/>
      <style:text-properties style:font-name="Verdana" fo:font-size="10pt" fo:language="de" fo:country="DE" style:font-size-asian="10pt"/>
    </style:style>
    <style:style style:name="P20" style:family="paragraph" style:parent-style-name="Standard">
      <style:paragraph-properties fo:margin-left="-2.251cm" fo:margin-right="-0.25cm" fo:text-align="justify" style:justify-single-word="false" fo:text-indent="0cm" style:auto-text-indent="false"/>
      <style:text-properties style:font-name="Verdana" fo:font-size="10pt" style:text-underline-style="solid" style:text-underline-width="auto" style:text-underline-color="font-color" fo:font-weight="bold" style:font-size-asian="10pt" style:font-weight-asian="bold"/>
    </style:style>
    <style:style style:name="P21" style:family="paragraph" style:parent-style-name="Standard">
      <style:paragraph-properties fo:margin-left="-2.251cm" fo:margin-right="-0.25cm" fo:text-align="justify" style:justify-single-word="false" fo:text-indent="0cm" style:auto-text-indent="false" fo:break-before="page"/>
      <style:text-properties style:font-name="Verdana" fo:font-size="10pt" fo:language="de" fo:country="DE" style:font-size-asian="10pt"/>
    </style:style>
    <style:style style:name="P22" style:family="paragraph" style:parent-style-name="Standard">
      <style:paragraph-properties fo:margin-left="1.235cm" fo:margin-right="0cm" fo:text-align="justify" style:justify-single-word="false" fo:text-indent="0cm" style:auto-text-indent="false"/>
      <style:text-properties style:font-name="Verdana" fo:font-size="10pt" style:font-size-asian="10pt"/>
    </style:style>
    <style:style style:name="P23" style:family="paragraph" style:parent-style-name="Standard">
      <style:paragraph-properties fo:margin-left="0cm" fo:margin-right="0cm" fo:text-align="justify" style:justify-single-word="false" fo:text-indent="-0.25cm" style:auto-text-indent="false"/>
    </style:style>
    <style:style style:name="P24" style:family="paragraph" style:parent-style-name="Standard">
      <style:paragraph-properties fo:margin-left="0cm" fo:margin-right="0cm" fo:text-align="justify" style:justify-single-word="false" fo:text-indent="-0.25cm" style:auto-text-indent="false"/>
      <style:text-properties style:font-name="Verdana" fo:font-size="10pt" style:font-size-asian="10pt"/>
    </style:style>
    <style:style style:name="P25" style:family="paragraph" style:parent-style-name="Standard">
      <style:paragraph-properties fo:margin-left="0.25cm" fo:margin-right="0cm" fo:text-indent="-0.25cm" style:auto-text-indent="false"/>
      <style:text-properties style:font-name="Verdana" fo:font-size="10pt" style:font-size-asian="10pt"/>
    </style:style>
    <style:style style:name="P26" style:family="paragraph" style:parent-style-name="Heading_20_4">
      <style:text-properties style:font-name="Verdana" style:font-size-complex="10pt"/>
    </style:style>
    <style:style style:name="P27" style:family="paragraph" style:parent-style-name="Standard">
      <style:paragraph-properties fo:margin-left="-1.251cm" fo:margin-right="0cm" fo:text-align="center" style:justify-single-word="false" fo:text-indent="-1cm" style:auto-text-indent="false"/>
      <style:text-properties style:font-name="Verdana" fo:font-size="10pt" style:font-size-asian="10pt"/>
    </style:style>
    <style:style style:name="P28" style:family="paragraph" style:parent-style-name="Standard" style:master-page-name="Standard">
      <style:paragraph-properties style:page-number="auto"/>
      <style:text-properties fo:font-size="10pt" style:font-size-asian="10pt"/>
    </style:style>
    <style:style style:name="P29" style:family="paragraph">
      <style:paragraph-properties fo:text-align="center" style:writing-mode="lr-tb"/>
      <style:text-properties fo:font-size="24pt"/>
    </style:style>
    <style:style style:name="T1" style:family="text">
      <style:text-properties fo:font-size="10pt" style:font-size-asian="10pt"/>
    </style:style>
    <style:style style:name="T2" style:family="text">
      <style:text-properties style:font-name="Verdana" fo:font-size="10pt" style:font-size-asian="10pt"/>
    </style:style>
    <style:style style:name="T3" style:family="text">
      <style:text-properties style:font-name="Verdana" fo:font-size="10pt" fo:font-weight="bold" style:font-size-asian="10pt" style:font-weight-asian="bold"/>
    </style:style>
    <style:style style:name="T4" style:family="text">
      <style:text-properties style:font-name="Verdana" fo:font-size="10pt" fo:font-weight="bold" style:font-size-asian="10pt" style:font-weight-asian="bold" style:font-weight-complex="bold"/>
    </style:style>
    <style:style style:name="T5" style:family="text">
      <style:text-properties style:font-name="Verdana" fo:font-size="10pt" fo:language="en" fo:country="GB" style:font-size-asian="10pt"/>
    </style:style>
    <style:style style:name="T6" style:family="text">
      <style:text-properties style:font-name="Verdana" fo:font-size="10pt" fo:font-weight="normal" style:font-size-asian="10pt" style:font-weight-asian="normal" style:font-weight-complex="normal"/>
    </style:style>
    <style:style style:name="T7" style:family="text">
      <style:text-properties style:font-name="Verdana" fo:font-size="9.5pt" style:font-size-asian="9.5pt" style:font-size-complex="9.5pt"/>
    </style:style>
    <style:style style:name="T8" style:family="text">
      <style:text-properties fo:color="#ff6633" style:font-name="Verdana" fo:font-size="10pt" style:font-size-asian="10pt"/>
    </style:style>
    <style:style style:name="T9" style:family="text">
      <style:text-properties fo:color="#ff6633" style:font-name="Verdana" fo:font-size="10pt" fo:font-weight="bold" style:font-size-asian="10pt" style:font-weight-asian="bold"/>
    </style:style>
    <style:style style:name="T10" style:family="text">
      <style:text-properties fo:font-weight="bold" style:font-weight-asian="bold"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ffffff">
        <style:background-image/>
      </style:graphic-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text:id="ct209275576">
          <text:insertion>
            <office:change-info>
              <dc:creator>Marie-Aude Goffin</dc:creator>
              <dc:date>2009-02-19T16:35:00</dc:date>
            </office:change-info>
          </text:insertion>
        </text:changed-region>
        <text:changed-region text:id="ct210432784">
          <text:insertion>
            <office:change-info>
              <dc:creator>Marie-Aude Goffin</dc:creator>
              <dc:date>2009-02-19T16:36:00</dc:date>
            </office:change-info>
          </text:insertion>
        </text:changed-region>
        <text:changed-region text:id="ct162743608">
          <text:insertion>
            <office:change-info>
              <dc:creator>Marie-Aude Goffin</dc:creator>
              <dc:date>2009-02-25T11:32:00</dc:date>
            </office:change-info>
          </text:insertion>
        </text:changed-region>
        <text:changed-region text:id="ct210449208">
          <text:insertion>
            <office:change-info>
              <dc:creator>Marie-Aude Goffin</dc:creator>
              <dc:date>2009-02-19T16:38:00</dc:date>
            </office:change-info>
          </text:insertion>
        </text:changed-region>
        <text:changed-region text:id="ct208928336">
          <text:insertion>
            <office:change-info>
              <dc:creator>Marie-Aude Goffin</dc:creator>
              <dc:date>2009-02-19T16:39:00</dc:date>
            </office:change-info>
          </text:insertion>
        </text:changed-region>
        <text:changed-region text:id="ct209281840">
          <text:insertion>
            <office:change-info>
              <dc:creator>Marie-Aude Goffin</dc:creator>
              <dc:date>2009-02-19T16:39:00</dc:date>
            </office:change-info>
          </text:insertion>
        </text:changed-region>
        <text:changed-region text:id="ct209240400">
          <text:insertion>
            <office:change-info>
              <dc:creator>Marie-Aude Goffin</dc:creator>
              <dc:date>2009-02-19T16:39:00</dc:date>
            </office:change-info>
          </text:insertion>
        </text:changed-region>
        <text:changed-region text:id="ct200859928">
          <text:insertion>
            <office:change-info>
              <dc:creator>Marie-Aude Goffin</dc:creator>
              <dc:date>2009-02-19T16:40:00</dc:date>
            </office:change-info>
          </text:insertion>
        </text:changed-region>
        <text:changed-region text:id="ct162718472">
          <text:insertion>
            <office:change-info>
              <dc:creator>Marie-Aude Goffin</dc:creator>
              <dc:date>2009-02-19T16:40:00</dc:date>
            </office:change-info>
          </text:insertion>
        </text:changed-region>
        <text:changed-region text:id="ct162709560">
          <text:insertion>
            <office:change-info>
              <dc:creator>Marie-Aude Goffin</dc:creator>
              <dc:date>2009-02-19T16:40:00</dc:date>
            </office:change-info>
          </text:insertion>
        </text:changed-region>
        <text:changed-region text:id="ct161917864">
          <text:insertion>
            <office:change-info>
              <dc:creator>Marie-Aude Goffin</dc:creator>
              <dc:date>2009-02-19T16:41:00</dc:date>
            </office:change-info>
          </text:insertion>
        </text:changed-region>
        <text:changed-region text:id="ct165005712">
          <text:insertion>
            <office:change-info>
              <dc:creator>Marie-Aude Goffin</dc:creator>
              <dc:date>2009-02-19T16:41:00</dc:date>
            </office:change-info>
          </text:insertion>
        </text:changed-region>
        <text:changed-region text:id="ct203224024">
          <text:insertion>
            <office:change-info>
              <dc:creator>Marie-Aude Goffin</dc:creator>
              <dc:date>2009-02-19T16:41:00</dc:date>
            </office:change-info>
          </text:insertion>
        </text:changed-region>
        <text:changed-region text:id="ct208855496">
          <text:insertion>
            <office:change-info>
              <dc:creator>Marie-Aude Goffin</dc:creator>
              <dc:date>2009-02-19T16:45:00</dc:date>
            </office:change-info>
          </text:insertion>
        </text:changed-region>
        <text:changed-region text:id="ct208855784">
          <text:insertion>
            <office:change-info>
              <dc:creator>Marie-Aude Goffin</dc:creator>
              <dc:date>2009-02-19T16: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Cadre1" text:anchor-type="char" svg:x="-3.709cm" svg:y="-0.764cm" svg:width="6.279cm" svg:height="2.247cm" draw:z-index="1"><draw:text-box><text:p text:style-name="P1">Province de Namur</text:p><text:p text:style-name="P1">Arrondissement de Namur</text:p><text:h text:style-name="P26" text:outline-level="4">Commune de LA BRUYERE</text:h><text:p text:style-name="Standard"><text:span text:style-name="T2">Section de </text:span><text:change-start text:change-id="ct209275576"/><text:span text:style-name="T2">self.getWorkLocationZipCode()</text:span><text:change-end text:change-id="ct209275576"/><text:span text:style-name="T2"> </text:span><text:change-start text:change-id="ct210432784"/><text:span text:style-name="T2">self.getWorkLocationCity()</text:span><text:change-end text:change-id="ct210432784"/></text:p><text:p text:style-name="P1"/><text:p text:style-name="P1"/><text:p text:style-name="P1"/><text:p text:style-name="P1"/><text:p text:style-name="P1"/><text:p text:style-name="P1"/><text:p text:style-name="P1"><text:s/>Rhisnes</text:p></draw:text-box></draw:frame><text:tab/><text:tab/><text:tab/><text:tab/></text:p>
      <text:p text:style-name="P3"><text:span text:style-name="T1"><text:tab/> <text:s text:c="15"/></text:span><text:s text:c="5"/></text:p>
      <text:p text:style-name="P3"><text:s text:c="16"/><text:tab/><text:tab/><text:tab/></text:p>
      <text:p text:style-name="P4"/>
      <text:p text:style-name="P27">Du registre aux délibérations du Collège Communal</text:p>
      <text:p text:style-name="P6">de cette commune, a été extrait ce qui suit :</text:p>
      <text:p text:style-name="P7"><text:s text:c="2"/></text:p>
      <text:p text:style-name="P9"><text:span text:style-name="T2"><text:s text:c="11"/></text:span><text:span text:style-name="T8"><text:s text:c="5"/>Séance du <text:s/>17 février 2009</text:span></text:p>
      <text:p text:style-name="P2"/>
      <table:table table:name="Tableau1" table:style-name="Tableau1">
        <table:table-column table:style-name="Tableau1.A"/>
        <table:table-column table:style-name="Tableau1.B"/>
        <table:table-row table:style-name="Tableau1.1">
          <table:table-cell table:style-name="Tableau1.A1" office:value-type="string">
            <text:p text:style-name="P12">Présents :</text:p>
          </table:table-cell>
          <table:table-cell table:style-name="Tableau1.A1" office:value-type="string">
            <text:p text:style-name="P13">Mr R. CAPPE, Bourgmestre-Président </text:p>
          </table:table-cell>
        </table:table-row>
        <table:table-row table:style-name="Tableau1.1">
          <table:table-cell table:style-name="Tableau1.A1" office:value-type="string">
            <text:p text:style-name="P15"/>
          </table:table-cell>
          <table:table-cell table:style-name="Tableau1.A1" office:value-type="string">
            <text:p text:style-name="P13">Mrs O. NYSSEN, R. MASSON, B. ALLARD et L. FRERE, Echevins</text:p>
          </table:table-cell>
        </table:table-row>
        <table:table-row table:style-name="Tableau1.1">
          <table:table-cell table:style-name="Tableau1.A1" office:value-type="string">
            <text:p text:style-name="P15"/>
          </table:table-cell>
          <table:table-cell table:style-name="Tableau1.A1" office:value-type="string">
            <text:p text:style-name="P13">Mme Claire TOUSSAINT, Présidente du CPAS</text:p>
          </table:table-cell>
        </table:table-row>
        <table:table-row table:style-name="Tableau1.1">
          <table:table-cell table:style-name="Tableau1.A4" office:value-type="string">
            <text:p text:style-name="P15"/>
          </table:table-cell>
          <table:table-cell table:style-name="Tableau1.A4" office:value-type="string">
            <text:p text:style-name="P13">Mr Yves GROIGNET, Secrétaire communal</text:p>
            <text:p text:style-name="P14"/>
          </table:table-cell>
        </table:table-row>
      </table:table>
      <text:p text:style-name="P8"><draw:line text:anchor-type="char" draw:z-index="0" draw:style-name="gr1" draw:text-style-name="P29" svg:x1="-2.307cm" svg:y1="0.411cm" svg:x2="13.894cm" svg:y2="0.411cm"><text:p/></draw:line><text:span text:style-name="T3"><text:tab/><text:tab/> </text:span><text:change-start text:change-id="ct162743608"/><text:span text:style-name="T3">self.getFoldermanagers().getInitials()</text:span><text:change-end text:change-id="ct162743608"/><text:span text:style-name="T3">/RACC/</text:span><text:span text:style-name="T9">09/25</text:span></text:p>
      <text:p text:style-name="P11"/>
      <text:p text:style-name="P5">Le Collège,</text:p>
      <text:p text:style-name="P10"/>
      <text:p text:style-name="P20">OBJET : Autorisation de raccordement à la canalisation communale AVEC traversée de voirie</text:p>
      <text:p text:style-name="P17"/>
      <text:p text:style-name="P16"><text:span text:style-name="T2">Vu la requête en date du </text:span><text:span text:style-name="T9">13 septembre 2009</text:span><text:span text:style-name="T2"> par laquelle </text:span><text:change-start text:change-id="ct210449208"/><text:span text:style-name="T4">self.displayValue(applicantobj.listPersonTitles(), applicantobj.getPersonTitle())</text:span><text:change-end text:change-id="ct210449208"/><text:span text:style-name="T4"> </text:span><text:change-start text:change-id="ct208928336"/><text:span text:style-name="T4">applicantobj.getName1()</text:span><text:change-end text:change-id="ct208928336"/><text:span text:style-name="T2"> </text:span><text:span text:style-name="T6">domicilié(s)</text:span><text:span text:style-name="T3"> </text:span><text:change-start text:change-id="ct209281840"/><text:span text:style-name="T3">applicantobj.getStreet()</text:span><text:change-end text:change-id="ct209281840"/><text:span text:style-name="T3">, n°</text:span><text:change-start text:change-id="ct209240400"/><text:span text:style-name="T3">applicantobj.getNumber()</text:span><text:change-end text:change-id="ct209240400"/><text:span text:style-name="T3"> à </text:span><text:change-start text:change-id="ct200859928"/><text:span text:style-name="T3">applicantobj.getZipcode()</text:span><text:change-end text:change-id="ct200859928"/><text:span text:style-name="T3"> </text:span><text:change-start text:change-id="ct162718472"/><text:span text:style-name="T3">applicantobj.getCity()</text:span><text:change-end text:change-id="ct162718472"/><text:span text:style-name="T3"> </text:span><text:span text:style-name="T2">sollicite(nt) l’autorisation d’établir un raccordement à la canalisation communale existant </text:span><text:change-start text:change-id="ct162709560"/><text:span text:style-name="T4">self.getWorkLocationStreet()</text:span><text:change-end text:change-id="ct162709560"/><text:span text:style-name="T4">, n°</text:span><text:change-start text:change-id="ct161917864"/><text:span text:style-name="T4">self.getWorkLocationHouseNumber()</text:span><text:change-end text:change-id="ct161917864"/><text:span text:style-name="T3"> à </text:span><text:change-start text:change-id="ct165005712"/><text:span text:style-name="T3">self.getWorkLocationZipCode()</text:span><text:change-end text:change-id="ct165005712"/><text:span text:style-name="T3"> </text:span><text:change-start text:change-id="ct203224024"/><text:span text:style-name="T3">self.getWorkLocationCity()</text:span><text:change-end text:change-id="ct203224024"/><text:span text:style-name="T2"> destiné à permettre l’évacuation des eaux de drainage et de ruissellement en provenance de son(leur) immeuble </text:span><text:span text:style-name="T7">sis sur la parcelle cadastrée</text:span><text:span text:style-name="T2"> </text:span><text:change-start text:change-id="ct208855496"/><text:span text:style-name="T4">self.getPortionOutsText()</text:span><text:change-end text:change-id="ct208855496"/><text:span text:style-name="T3"> </text:span><text:span text:style-name="T2">- <text:s/></text:span><text:span text:style-name="T3">réf PU : 0</text:span><text:change-start text:change-id="ct208855784"/><text:span text:style-name="T3">self.getReference()</text:span><text:change-end text:change-id="ct208855784"/><text:span text:style-name="T2"> ;</text:span></text:p>
      <text:p text:style-name="P17"/>
      <text:p text:style-name="P19">D E C I D E : </text:p>
      <text:p text:style-name="P19"/>
      <text:p text:style-name="P18">L’autorisation sollicitée est accordée aux conditions ci-après :</text:p>
      <text:p text:style-name="P18">1.- les eaux déversées ne peuvent contenir ni fibre textile, ni emballage en matière plastique, ni déchet ménager solide organique ou non ;</text:p>
      <text:p text:style-name="P18">2.- les eaux usées ne peuvent contenir : des huiles minérales, des produits inflammables et des solvants volatils, d’autres matières extractibles à l’éther de pétrole à une teneur supérieure à 0,5g/l, d’autres substances susceptibles de rendre les eaux d’égouts toxiques ou dangereuses ; </text:p>
      <text:p text:style-name="P18">3.- il est interdit de jeter ou de déverser dans les égouts publics des déchets préalablement soumis à un broyage mécanique ou des eaux contenant de telles matières ; </text:p>
      <text:p text:style-name="P18">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d’<text:span text:style-name="T10">une fosse septique avec dégraisseur ou d’une fosse d’épuration</text:span> ; </text:p>
      <text:p text:style-name="P18">5.- les agents de la commune auront toujours le droit de pénétrer en tout temps dans la partie de la propriété du requérant afin de s’assurer que les conditions de la présente autorisation restent strictement observées ; </text:p>
      <text:p text:style-name="P18">6.- l’impétrant est tenu de construire à la limite de sa propriété et du domaine public et le plus près possible du réseau d’égouttage,<text:span text:style-name="T10"> une chambre de visite</text:span> par laquelle passent toutes les eaux de la décharge pour permettre une éventuelle prise d’échantillon aisée ; </text:p>
      <text:p text:style-name="P16"><text:span text:style-name="T2">7.- le raccordement sera réalisé par le service communal de voirie, à partir de la chambre de visite dont question sub6°, et ce moyennant le paiement préalable de la somme de </text:span><text:span text:style-name="T9">250</text:span><text:span text:style-name="T3"> euros</text:span><text:span text:style-name="T2"> ;</text:span></text:p>
      <text:p text:style-name="P19"/>
      <text:p text:style-name="P19"/>
      <text:p text:style-name="P21">INFORME : </text:p>
      <text:p text:style-name="P18"/>
      <text:p text:style-name="P18">1.- la présente autorisation n’est accordée qu’à titre précaire et sans aucune reconnaissance d’un droit au profit de l’impétrant ;</text:p>
      <text:p text:style-name="P16"><text:span text:style-name="T2">2.- le service des Travaux (Mr Leclercq – contrôleur des Travaux – 081/559.215 - 0477/229.604) contactera les demandeurs </text:span><text:span text:style-name="T3">dans les 5 jours de la perception du paiement (hors circonstances exceptionnelles)</text:span><text:span text:style-name="T2"> afin de convenir d’un rendez-vous pour l’exécution des travaux de raccordement.</text:span></text:p>
      <text:p text:style-name="P22"/>
      <text:p text:style-name="P24"><text:tab/><text:tab/><text:tab/><text:tab/>Par le Collège,</text:p>
      <text:p text:style-name="P24"><text:tab/> Le Secrétaire,<text:tab/><text:tab/><text:tab/><text:tab/><text:tab/>Le Président,</text:p>
      <text:p text:style-name="P23"><text:span text:style-name="T2"><text:tab/></text:span><text:span text:style-name="T5">(s) Y. GROIGNET<text:tab/><text:tab/><text:tab/><text:tab/> <text:s text:c="8"/>(s) R. CAPPE</text:span></text:p>
      <text:p text:style-name="P23"><text:span text:style-name="T5"><text:tab/><text:tab/><text:tab/> <text:s text:c="5"/></text:span><text:span text:style-name="T2">Pour extrait conforme,</text:span></text:p>
      <text:p text:style-name="P24"><text:tab/>Le Secrétaire,<text:tab/><text:tab/><text:tab/><text:tab/><text:tab/> <text:s text:c="8"/>Le Bourgmestre,</text:p>
      <text:p text:style-name="P24"/>
      <text:p text:style-name="P24"/>
      <text:p text:style-name="P25"/>
      <text:p text:style-name="P25"/>
      <text:p text:style-name="P25"><text:s text:c="2"/>Y. GROIGNET<text:tab/><text:tab/><text:tab/><text:tab/><text:tab/> <text:s text:c="11"/>R. CAP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size="12pt" fo:language="fr" fo:country="FR"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Standard" style:next-style-name="Standard" style:class="text" style:default-outline-level="4">
      <style:paragraph-properties fo:keep-with-next="always"/>
      <style:text-properties style:font-name="Times New Roman" fo:font-size="10pt" fo:font-weight="bold" style:font-size-asian="10pt" style:font-weight-asian="bold" style:font-size-complex="12pt" style:font-weight-complex="bold"/>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55cm" fo:page-height="29.669cm" style:num-format="1" style:print-orientation="portrait" fo:margin-top="1.501cm" fo:margin-bottom="1.501cm" fo:margin-left="4.71cm" fo:margin-right="1.958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Autorisation raccord.égouts S/T</dc:title>
    <meta:initial-creator>Rolande</meta:initial-creator>
    <meta:creation-date>2009-02-19T16:35:00</meta:creation-date>
    <dc:creator>Marie-Aude Goffin</dc:creator>
    <dc:date>2009-04-06T12:04:10</dc:date>
    <meta:print-date>2009-02-19T10:38:00</meta:print-date>
    <meta:editing-cycles>12</meta:editing-cycles>
    <meta:editing-duration>PT23H16M35S</meta:editing-duration>
    <meta:user-defined meta:name="Info 1"/>
    <meta:user-defined meta:name="Info 2"/>
    <meta:user-defined meta:name="Info 3"/>
    <meta:user-defined meta:name="Info 4"/>
    <meta:document-statistic meta:table-count="1" meta:image-count="0" meta:object-count="0" meta:page-count="2" meta:paragraph-count="39" meta:word-count="514" meta:character-count="3725"/>
  </office:meta>
</office:document-meta>
</file>